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1914" officeooo:paragraph-rsid="00091914"/>
    </style:style>
    <style:style style:name="P2" style:family="paragraph" style:parent-style-name="Standard">
      <style:text-properties officeooo:rsid="000a5139" officeooo:paragraph-rsid="000a5139"/>
    </style:style>
    <style:style style:name="P3" style:family="paragraph">
      <style:paragraph-properties fo:text-align="center"/>
    </style:style>
    <style:style style:name="T1" style:family="text">
      <style:text-properties officeooo:rsid="00091914"/>
    </style:style>
    <style:style style:name="gr1" style:family="graphic">
      <style:graphic-properties draw:stroke="solid" svg:stroke-width="0.51pt" svg:stroke-color="#000000" svg:stroke-opacity="75%" draw:stroke-linejoin="miter" draw:fill-color="#00cc00" draw:opacity="50%" draw:textarea-horizontal-align="center" draw:textarea-vertical-align="middle" fo:padding-top="0.26pt" fo:padding-bottom="0.26pt" fo:padding-left="0.26pt" fo:padding-right="0.26pt" draw:shadow="visible" draw:shadow-offset-x="0pt" draw:shadow-offset-y="0pt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ed_20__28_var_29__20_8" svg:stroke-width="2.01pt" svg:stroke-color="#000000" svg:stroke-opacity="100%" draw:stroke-linejoin="round" svg:stroke-linecap="butt" draw:textarea-horizontal-align="center" draw:textarea-vertical-align="middle" fo:padding-top="0.99pt" fo:padding-bottom="0.99pt" fo:padding-left="0.99pt" fo:padding-right="0.99pt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0" draw:z-index="0" draw:name="turtle" draw:style-name="gr1" draw:text-style-name="P3" drawooo:display="printer" svg:width="0pt" svg:height="0pt" svg:x="402.41pt" svg:y="420.69pt" svg:viewBox="0 0 0 0" draw:points="0,0">
        <text:p/>
      </draw:polygon>
      <draw:line text:anchor-type="page" text:anchor-page-number="0" draw:z-index="1" draw:name="actual" draw:style-name="gr2" draw:text-style-name="P3" svg:x1="297.44pt" svg:y1="420.69pt" svg:x2="402.43pt" svg:y2="420.69pt">
        <text:p/>
      </draw:line>
      <text:p text:style-name="Standard">; PENSTYLE [3, <text:span text:style-name="T1">2</text:span>mm, 2, <text:span text:style-name="T1">8</text:span>mm, <text:span text:style-name="T1">4</text:span>mm, 2]</text:p>
      <text:p text:style-name="Standard">CLEARSCREEN</text:p>
      <text:p text:style-name="Standard">HOME</text:p>
      <text:p text:style-name="P2">PENCOLOR “black”</text:p>
      <text:p text:style-name="P2">PENWIDTH 2</text:p>
      <text:p text:style-name="Standard">PENSTYLE [3, <text:span text:style-name="T1">1</text:span>mm, <text:span text:style-name="T1">2, 4mm, 1mm</text:span>]</text:p>
      <text:p text:style-name="Standard">RIGHT 90</text:p>
      <text:p text:style-name="Standard">FORWARD 1<text:span text:style-name="T1">05</text:span></text:p>
      <text:p text:style-name="P1">HIDETURT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10" draw:display-name="Dashed (var) 10" draw:style="round" draw:dots1="3" draw:dots1-length="1.62pt" draw:dots2="2" draw:dots2-length="6.43pt" draw:distance="1.62pt"/>
    <draw:stroke-dash draw:name="Dashed_20__28_var_29__20_6" draw:display-name="Dashed (var) 6" draw:style="rect" draw:dots1="3" draw:dots1-length="3.2pt" draw:distance="1.62pt"/>
    <draw:stroke-dash draw:name="Dashed_20__28_var_29__20_7" draw:display-name="Dashed (var) 7" draw:style="rect" draw:dots1="3" draw:dots1-length="3.2pt" draw:dots2="2" draw:dots2-length="6.43pt" draw:distance="1.62pt"/>
    <draw:stroke-dash draw:name="Dashed_20__28_var_29__20_8" draw:display-name="Dashed (var) 8" draw:style="rect" draw:dots1="3" draw:dots1-length="1.62pt" draw:dots2="2" draw:dots2-length="6.43pt" draw:distance="1.62pt"/>
    <draw:stroke-dash draw:name="Dashed_20__28_var_29__20_9" draw:display-name="Dashed (var) 9" draw:style="rect" draw:dots1="3" draw:dots1-length="57%" draw:dots2="2" draw:dots2-length="227%" draw:distance="57%"/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28.35pt" fo:margin-right="28.35pt" fo:margin-top="0pt" fo:margin-bottom="14.14pt" style:contextual-spacing="false" fo:text-indent="0pt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3pt" fo:margin-bottom="6.01pt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1.99pt" fo:margin-bottom="6.01pt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0.01pt" fo:margin-bottom="6.01pt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7pt" fo:margin-bottom="6.01pt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0T18:17:28.511637449</meta:creation-date>
    <dc:date>2016-07-30T18:40:26.054341398</dc:date>
    <meta:editing-duration>PT7M57S</meta:editing-duration>
    <meta:editing-cycles>1</meta:editing-cycles>
    <meta:document-statistic meta:table-count="0" meta:image-count="0" meta:object-count="0" meta:page-count="1" meta:paragraph-count="9" meta:word-count="25" meta:character-count="135" meta:non-whitespace-character-count="119"/>
    <meta:generator>LibreOffice/4.2.8.2$Linux_x86 LibreOffice_project/420m0$Build-2</meta:generator>
  </office:meta>
</office:document-meta>
</file>